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b6029"/>
    </style:style>
    <style:style style:name="P2" style:family="paragraph" style:parent-style-name="List_20_Paragraph">
      <style:text-properties officeooo:paragraph-rsid="001b6029"/>
    </style:style>
    <style:style style:name="P3" style:family="paragraph" style:parent-style-name="List_20_Paragraph">
      <style:text-properties officeooo:paragraph-rsid="001c5b0d"/>
    </style:style>
    <style:style style:name="P4" style:family="paragraph" style:parent-style-name="List_20_Paragraph">
      <style:text-properties officeooo:rsid="001e016f" officeooo:paragraph-rsid="001e016f"/>
    </style:style>
    <style:style style:name="P5" style:family="paragraph" style:parent-style-name="List_20_Paragraph" style:list-style-name="L2">
      <style:text-properties officeooo:paragraph-rsid="001e016f"/>
    </style:style>
    <style:style style:name="P6" style:family="paragraph" style:parent-style-name="List_20_Paragraph" style:list-style-name="L2">
      <style:text-properties officeooo:rsid="001ee69c" officeooo:paragraph-rsid="001ee69c"/>
    </style:style>
    <style:style style:name="P7" style:family="paragraph" style:parent-style-name="List_20_Paragraph">
      <style:text-properties officeooo:paragraph-rsid="001ee69c"/>
    </style:style>
    <style:style style:name="T1" style:family="text">
      <style:text-properties officeooo:rsid="001b6029"/>
    </style:style>
    <style:style style:name="T2" style:family="text">
      <style:text-properties officeooo:rsid="001e01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e the product purpose</text:p>
      <text:p text:style-name="P1"/>
      <text:p text:style-name="P4">The UHCL degree planner’s purpose is to help UHCL Computer Science B.S. student’s select courses for the next term and all subsequent terms until graduation.</text:p>
      <text:p text:style-name="P1"/>
      <text:p text:style-name="P7">Describe the product features. <text:s/><text:span text:style-name="T2">This program will ...</text:span></text:p>
      <text:list xml:id="list3705888272" text:style-name="L2">
        <text:list-item>
          <text:p text:style-name="P5"><text:span text:style-name="T2">present students with a list of only the courses eligible to be taken in the current term</text:span></text:p>
        </text:list-item>
        <text:list-item>
          <text:p text:style-name="P6">build a complete degree plan for <text:s/>each term until graduation</text:p>
        </text:list-item>
        <text:list-item>
          <text:p text:style-name="P6"/>
        </text:list-item>
      </text:list>
      <text:p text:style-name="P4"/>
      <text:p text:style-name="P4"/>
      <text:p text:style-name="P1"/>
      <text:p text:style-name="P1">Describe every input to the system and every output from the system*</text:p>
      <text:p text:style-name="P1"/>
      <text:p text:style-name="P1">Establish a schedule</text:p>
      <text:p text:style-name="P1"/>
      <text:p text:style-name="P1"><text:span text:style-name="T1">D</text:span>ue: November 7th, 11:59pm</text:p>
      <text:p text:style-name="P1"/>
      <text:p text:style-name="P1"/>
      <text:p text:style-name="P1"/>
      <text:p text:style-name="P3">A requirements document of at least one page. <text:bookmark text:name="_GoBack1"/>For our purposes:</text:p>
      <text:p text:style-name="P3">Define the product purpose</text:p>
      <text:p text:style-name="P3">Describe the product features</text:p>
      <text:p text:style-name="P3">Describe every input to the system and every output from the system*</text:p>
      <text:p text:style-name="P3">Establish a schedule</text:p>
      <text:p text:style-name="P3"><text:span text:style-name="T1">D</text:span>ue: November 7th, 11:59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36:30.845742097</meta:creation-date>
    <dc:date>2017-11-03T17:01:10.986354671</dc:date>
    <meta:editing-duration>PT13M15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124" meta:character-count="734" meta:non-whitespace-character-count="625"/>
  </office:meta>
</office:document-meta>
</file>